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7.488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4.602cm"/>
    </style:style>
    <style:style style:name="co5" style:family="table-column">
      <style:table-column-properties fo:break-before="auto" style:column-width="5.283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/>
          <table:table-cell table:style-name="ce1" office:value-type="string" calcext:value-type="string">
            <text:p>xn</text:p>
          </table:table-cell>
          <table:table-cell table:style-name="ce1" office:value-type="string" calcext:value-type="string">
            <text:p>f'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950" calcext:value-type="float">
            <text:p>5950</text:p>
          </table:table-cell>
          <table:table-cell office:value-type="float" office:value="3180" calcext:value-type="float">
            <text:p>318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8.12893081761006" calcext:value-type="float">
            <text:p>8.12893081761006</text:p>
          </table:table-cell>
          <table:table-cell office:value-type="float" office:value="2003.6512689832" calcext:value-type="float">
            <text:p>2003.6512689832</text:p>
          </table:table-cell>
          <table:table-cell office:value-type="float" office:value="1575.18075759283" calcext:value-type="float">
            <text:p>1575.1807575928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6.8569172665779" calcext:value-type="float">
            <text:p>6.8569172665779</text:p>
          </table:table-cell>
          <table:table-cell office:value-type="float" office:value="703.011125019049" calcext:value-type="float">
            <text:p>703.011125019049</text:p>
          </table:table-cell>
          <table:table-cell office:value-type="float" office:value="859.762356233508" calcext:value-type="float">
            <text:p>859.762356233508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6.03923652035537" calcext:value-type="float">
            <text:p>6.03923652035537</text:p>
          </table:table-cell>
          <table:table-cell office:value-type="float" office:value="261.231384262592" calcext:value-type="float">
            <text:p>261.231384262592</text:p>
          </table:table-cell>
          <table:table-cell office:value-type="float" office:value="533.324556277918" calcext:value-type="float">
            <text:p>533.324556277918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.54941961395652" calcext:value-type="float">
            <text:p>5.54941961395652</text:p>
          </table:table-cell>
          <table:table-cell office:value-type="float" office:value="103.781555306642" calcext:value-type="float">
            <text:p>103.781555306642</text:p>
          </table:table-cell>
          <table:table-cell office:value-type="float" office:value="381.187994908448" calcext:value-type="float">
            <text:p>381.187994908448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5.27716141933114" calcext:value-type="float">
            <text:p>5.27716141933114</text:p>
          </table:table-cell>
          <table:table-cell office:value-type="float" office:value="43.8715154703331" calcext:value-type="float">
            <text:p>43.8715154703331</text:p>
          </table:table-cell>
          <table:table-cell office:value-type="float" office:value="309.377388867756" calcext:value-type="float">
            <text:p>309.37738886775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5.13535559560598" calcext:value-type="float">
            <text:p>5.13535559560598</text:p>
          </table:table-cell>
          <table:table-cell office:value-type="float" office:value="19.4183510392793" calcext:value-type="float">
            <text:p>19.4183510392793</text:p>
          </table:table-cell>
          <table:table-cell office:value-type="float" office:value="275.371425132421" calcext:value-type="float">
            <text:p>275.37142513242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5.06483865278977" calcext:value-type="float">
            <text:p>5.06483865278977</text:p>
          </table:table-cell>
          <table:table-cell office:value-type="float" office:value="8.84174200352084" calcext:value-type="float">
            <text:p>8.84174200352084</text:p>
          </table:table-cell>
          <table:table-cell office:value-type="float" office:value="259.298096743728" calcext:value-type="float">
            <text:p>259.298096743728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5.03073989882838" calcext:value-type="float">
            <text:p>5.03073989882838</text:p>
          </table:table-cell>
          <table:table-cell office:value-type="float" office:value="4.08836990770564" calcext:value-type="float">
            <text:p>4.08836990770564</text:p>
          </table:table-cell>
          <table:table-cell office:value-type="float" office:value="251.721701069888" calcext:value-type="float">
            <text:p>251.721701069888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5.01449827210201" calcext:value-type="float">
            <text:p>5.01449827210201</text:p>
          </table:table-cell>
          <table:table-cell office:value-type="float" office:value="1.90521966279215" calcext:value-type="float">
            <text:p>1.90521966279215</text:p>
          </table:table-cell>
          <table:table-cell office:value-type="float" office:value="248.15748803055" calcext:value-type="float">
            <text:p>248.1574880305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5.00682081018896" calcext:value-type="float">
            <text:p>5.00682081018896</text:p>
          </table:table-cell>
          <table:table-cell office:value-type="float" office:value="0.891223813435033" calcext:value-type="float">
            <text:p>0.891223813435033</text:p>
          </table:table-cell>
          <table:table-cell office:value-type="float" office:value="246.482629346703" calcext:value-type="float">
            <text:p>246.48262934670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5.00320504296107" calcext:value-type="float">
            <text:p>5.00320504296107</text:p>
          </table:table-cell>
          <table:table-cell office:value-type="float" office:value="0.417652590799065" calcext:value-type="float">
            <text:p>0.417652590799065</text:p>
          </table:table-cell>
          <table:table-cell office:value-type="float" office:value="245.696049158466" calcext:value-type="float">
            <text:p>245.69604915846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5.00150516788278" calcext:value-type="float">
            <text:p>5.00150516788278</text:p>
          </table:table-cell>
          <table:table-cell office:value-type="float" office:value="0.195891642591278" calcext:value-type="float">
            <text:p>0.195891642591278</text:p>
          </table:table-cell>
          <table:table-cell office:value-type="float" office:value="245.326743782843" calcext:value-type="float">
            <text:p>245.32674378284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5.00070667506634" calcext:value-type="float">
            <text:p>5.00070667506634</text:p>
          </table:table-cell>
          <table:table-cell office:value-type="float" office:value="0.0919162057729182" calcext:value-type="float">
            <text:p>0.0919162057729182</text:p>
          </table:table-cell>
          <table:table-cell office:value-type="float" office:value="245.153375457849" calcext:value-type="float">
            <text:p>245.15337545784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5.00033174159622" calcext:value-type="float">
            <text:p>5.00033174159622</text:p>
          </table:table-cell>
          <table:table-cell office:value-type="float" office:value="0.0431370832568234" calcext:value-type="float">
            <text:p>0.0431370832568234</text:p>
          </table:table-cell>
          <table:table-cell office:value-type="float" office:value="245.07199386936" calcext:value-type="float">
            <text:p>245.0719938693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5.00015572359198" calcext:value-type="float">
            <text:p>5.00015572359198</text:p>
          </table:table-cell>
          <table:table-cell office:value-type="float" office:value="0.0202464192589673" calcext:value-type="float">
            <text:p>0.0202464192589673</text:p>
          </table:table-cell>
          <table:table-cell office:value-type="float" office:value="245.033793328965" calcext:value-type="float">
            <text:p>245.03379332896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5.00007309654293" calcext:value-type="float">
            <text:p>5.00007309654293</text:p>
          </table:table-cell>
          <table:table-cell office:value-type="float" office:value="0.00950306886923613" calcext:value-type="float">
            <text:p>0.00950306886923613</text:p>
          </table:table-cell>
          <table:table-cell office:value-type="float" office:value="245.015862238345" calcext:value-type="float">
            <text:p>245.01586223834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5.00003431101785" calcext:value-type="float">
            <text:p>5.00003431101785</text:p>
          </table:table-cell>
          <table:table-cell office:value-type="float" office:value="0.00446054651442296" calcext:value-type="float">
            <text:p>0.00446054651442296</text:p>
          </table:table-cell>
          <table:table-cell office:value-type="float" office:value="245.007445554445" calcext:value-type="float">
            <text:p>245.00744555444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5.00001610525882" calcext:value-type="float">
            <text:p>5.00001610525882</text:p>
          </table:table-cell>
          <table:table-cell office:value-type="float" office:value="0.00209370880673987" calcext:value-type="float">
            <text:p>0.00209370880673987</text:p>
          </table:table-cell>
          <table:table-cell office:value-type="float" office:value="245.003494855171" calcext:value-type="float">
            <text:p>245.00349485517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5.00000755963049" calcext:value-type="float">
            <text:p>5.00000755963049</text:p>
          </table:table-cell>
          <table:table-cell office:value-type="float" office:value="0.000982757507387078" calcext:value-type="float">
            <text:p>0.000982757507387078</text:p>
          </table:table-cell>
          <table:table-cell office:value-type="float" office:value="245.001640442903" calcext:value-type="float">
            <text:p>245.00164044290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5.00000354840222" calcext:value-type="float">
            <text:p>5.00000354840222</text:p>
          </table:table-cell>
          <table:table-cell office:value-type="float" office:value="0.000461293509658844" calcext:value-type="float">
            <text:p>0.000461293509658844</text:p>
          </table:table-cell>
          <table:table-cell office:value-type="float" office:value="245.000770003961" calcext:value-type="float">
            <text:p>245.00077000396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5.00000166557748" calcext:value-type="float">
            <text:p>5.00000166557748</text:p>
          </table:table-cell>
          <table:table-cell office:value-type="float" office:value="0.000216525341897977" calcext:value-type="float">
            <text:p>0.000216525341897977</text:p>
          </table:table-cell>
          <table:table-cell office:value-type="float" office:value="245.000361430464" calcext:value-type="float">
            <text:p>245.00036143046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5.00000078180188" calcext:value-type="float">
            <text:p>5.00000078180188</text:p>
          </table:table-cell>
          <table:table-cell office:value-type="float" office:value="0.000101634303945275" calcext:value-type="float">
            <text:p>0.000101634303945275</text:p>
          </table:table-cell>
          <table:table-cell office:value-type="float" office:value="245.000169651041" calcext:value-type="float">
            <text:p>245.00016965104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5.00000036696828" calcext:value-type="float">
            <text:p>5.00000036696828</text:p>
          </table:table-cell>
          <table:table-cell office:value-type="float" office:value="0.0000477058889032378" calcext:value-type="float">
            <text:p>4.77058889032378E-05</text:p>
          </table:table-cell>
          <table:table-cell office:value-type="float" office:value="245.000079632123" calcext:value-type="float">
            <text:p>245.00007963212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float" office:value="5.00000017225042" calcext:value-type="float">
            <text:p>5.00000017225042</text:p>
          </table:table-cell>
          <table:table-cell office:value-type="float" office:value="0.0000223925580939976" calcext:value-type="float">
            <text:p>2.23925580939976E-05</text:p>
          </table:table-cell>
          <table:table-cell office:value-type="float" office:value="245.000037378344" calcext:value-type="float">
            <text:p>245.00003737834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float" office:value="5.00000008085224" calcext:value-type="float">
            <text:p>5.00000008085224</text:p>
          </table:table-cell>
          <table:table-cell office:value-type="float" office:value="0.0000105107920376213" calcext:value-type="float">
            <text:p>1.05107920376213E-05</text:p>
          </table:table-cell>
          <table:table-cell office:value-type="float" office:value="245.000017544937" calcext:value-type="float">
            <text:p>245.00001754493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office:value-type="float" office:value="5.00000003795105" calcext:value-type="float">
            <text:p>5.00000003795105</text:p>
          </table:table-cell>
          <table:table-cell office:value-type="float" office:value="0.00000493363700115879" calcext:value-type="float">
            <text:p>4.93363700115879E-06</text:p>
          </table:table-cell>
          <table:table-cell office:value-type="float" office:value="245.000008235379" calcext:value-type="float">
            <text:p>245.00000823537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office:value-type="float" office:value="5.00000001781376" calcext:value-type="float">
            <text:p>5.00000001781376</text:p>
          </table:table-cell>
          <table:table-cell office:value-type="float" office:value="0.00000231578883358452" calcext:value-type="float">
            <text:p>2.31578883358452E-06</text:p>
          </table:table-cell>
          <table:table-cell office:value-type="float" office:value="245.000003865586" calcext:value-type="float">
            <text:p>245.00000386558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office:value-type="float" office:value="5.00000000836156" calcext:value-type="float">
            <text:p>5.00000000836156</text:p>
          </table:table-cell>
          <table:table-cell office:value-type="float" office:value="0.00000108700282908103" calcext:value-type="float">
            <text:p>1.08700282908103E-06</text:p>
          </table:table-cell>
          <table:table-cell office:value-type="float" office:value="245.000001814459" calcext:value-type="float">
            <text:p>245.00000181445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3-05-20T00:53:02</meta:creation-date>
    <dc:date>2023-05-20T03:53:41.171543242</dc:date>
    <meta:generator>LibreOffice/7.3.7.2$Linux_X86_64 LibreOffice_project/30$Build-2</meta:generator>
    <meta:editing-duration>PT21S</meta:editing-duration>
    <meta:editing-cycles>1</meta:editing-cycles>
    <meta:document-statistic meta:table-count="1" meta:cell-count="149" meta:object-count="0"/>
    <meta:user-defined meta:name="AppVersion">3.1</meta:user-defined>
  </office:meta>
</office:document-meta>
</file>